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0515e9" officeooo:paragraph-rsid="000515e9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officeooo:rsid="000515e9" officeooo:paragraph-rsid="000515e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 page</text:p>
      <text:p text:style-name="Standard"><text:tab/>Intro(=cosa fa il sito)+presentazione modestem</text:p>
      <text:p text:style-name="P1">sfondo musica neutro </text:p>
      <text:p text:style-name="Standard">Second page</text:p>
      <text:p text:style-name="Standard"><text:tab/>Tabella parametri</text:p>
      <text:p text:style-name="Standard"><text:tab/><text:tab/>-filtri (ordinare+non visualizzare)</text:p>
      <text:p text:style-name="Standard"/>
      <text:p text:style-name="List_20_Paragraph">-&gt;Canzoni nella tabella come link per pagina canzone</text:p>
      <text:p text:style-name="Standard"/>
      <text:p text:style-name="Standard">Ogni pagina canzone</text:p>
      <text:p text:style-name="P1">url youtube</text:p>
      <text:p text:style-name="P1">parametri</text:p>
      <text:p text:style-name="P1">sfondi in base al genere</text:p>
      <text:p text:style-name="P1"/>
      <text:p text:style-name="P3"/>
      <text:p text:style-name="P4">COSA FARE:</text:p>
      <text:p text:style-name="P5">TUTTE: Homepage, Gallery, Team</text:p>
      <text:p text:style-name="P5">ALICE e :Testi</text:p>
      <text:p text:style-name="P5">e : Accordi</text:p>
      <text:p text:style-name="P5">IO e SILVIA: Grafic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ssa Rizzo</meta:initial-creator>
    <meta:editing-cycles>3</meta:editing-cycles>
    <meta:creation-date>2021-06-25T12:53:00</meta:creation-date>
    <dc:date>2021-06-28T13:15:06.488371058</dc:date>
    <meta:editing-duration>PT10M51S</meta:editing-duration>
    <meta:generator>LibreOffice/7.0.6.2$Linux_X86_64 LibreOffice_project/00$Build-2</meta:generator>
    <meta:document-statistic meta:table-count="0" meta:image-count="0" meta:object-count="0" meta:page-count="1" meta:paragraph-count="16" meta:word-count="52" meta:character-count="343" meta:non-whitespace-character-count="302"/>
    <meta:user-defined meta:name="AppVersion">16.0000</meta:user-defined>
    <meta:template xlink:type="simple" xlink:actuate="onRequest" xlink:title="Normal" xlink:href=""/>
  </office:meta>
</office:document-meta>
</file>